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swiss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5pt" fo:font-weight="bold" officeooo:rsid="000ae2eb" officeooo:paragraph-rsid="000ae2eb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Trebuchet M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4" style:family="paragraph" style:parent-style-name="Standard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bold" officeooo:rsid="000c6c04" officeooo:paragraph-rsid="000c6c04" style:font-weight-asian="bold" style:font-weight-complex="bold"/>
    </style:style>
    <style:style style:name="P5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bold" officeooo:rsid="000c6c04" officeooo:paragraph-rsid="000c6c04" style:font-weight-asian="bold" style:font-weight-complex="bold"/>
    </style:style>
    <style:style style:name="P6" style:family="paragraph" style:parent-style-name="Text_20_body">
      <style:paragraph-properties fo:margin-left="0cm" fo:margin-right="0.173cm" fo:margin-top="0.39cm" fo:margin-bottom="0cm" style:contextual-spacing="false" fo:line-height="121%" fo:text-align="center" style:justify-single-word="false" fo:text-indent="0cm" style:auto-text-indent="false"/>
      <style:text-properties style:font-name="Trebuchet MS" fo:font-weight="bold" officeooo:rsid="000c6c04" officeooo:paragraph-rsid="000c6c04" style:font-weight-asian="bold" style:font-weight-complex="bold"/>
    </style:style>
    <style:style style:name="P7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bold" officeooo:rsid="001b0c23" officeooo:paragraph-rsid="000c6c04" style:font-weight-asian="bold" style:font-weight-complex="bold"/>
    </style:style>
    <style:style style:name="P8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bold" officeooo:rsid="001accc5" officeooo:paragraph-rsid="000c6c04" style:font-weight-asian="bold" style:font-weight-complex="bold"/>
    </style:style>
    <style:style style:name="P9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bold" officeooo:paragraph-rsid="000c6c04" style:font-weight-asian="bold" style:font-weight-complex="bold"/>
    </style:style>
    <style:style style:name="P10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bold" officeooo:rsid="000d60d3" officeooo:paragraph-rsid="000d60d3" style:font-weight-asian="bold" style:font-weight-complex="bold"/>
    </style:style>
    <style:style style:name="P11" style:family="paragraph" style:parent-style-name="Standard">
      <style:text-properties style:font-name="Trebuchet MS"/>
    </style:style>
    <style:style style:name="P12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normal" officeooo:rsid="001b0c23" officeooo:paragraph-rsid="000c6c04" style:font-weight-asian="normal" style:font-weight-complex="normal"/>
    </style:style>
    <style:style style:name="P13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normal" officeooo:rsid="001accc5" officeooo:paragraph-rsid="000c6c04" style:font-weight-asian="normal" style:font-weight-complex="normal"/>
    </style:style>
    <style:style style:name="P14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officeooo:paragraph-rsid="000c6c04"/>
    </style:style>
    <style:style style:name="P15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normal" officeooo:rsid="001accc5" officeooo:paragraph-rsid="000c6c04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P16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normal" officeooo:rsid="000d60d3" officeooo:paragraph-rsid="000d60d3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P17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bold" officeooo:rsid="001b0c23" officeooo:paragraph-rsid="000c6c04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P18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bold" officeooo:rsid="000d60d3" officeooo:paragraph-rsid="000d60d3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P19" style:family="paragraph" style:parent-style-name="Text_20_body">
      <style:paragraph-properties fo:margin-top="0.39cm" fo:margin-bottom="0cm" style:contextual-spacing="false" fo:line-height="121%"/>
      <style:text-properties fo:font-weight="bold" officeooo:paragraph-rsid="0015ff7c" style:font-weight-asian="bold" style:font-weight-complex="bold"/>
    </style:style>
    <style:style style:name="P20" style:family="paragraph" style:parent-style-name="Text_20_body">
      <style:paragraph-properties fo:margin-top="0.39cm" fo:margin-bottom="0cm" style:contextual-spacing="false" fo:line-height="121%"/>
      <style:text-properties fo:font-weight="bold" officeooo:rsid="0015ff7c" officeooo:paragraph-rsid="0015ff7c" style:font-weight-asian="bold" style:font-weight-complex="bold"/>
    </style:style>
    <style:style style:name="P21" style:family="paragraph" style:parent-style-name="Text_20_body">
      <style:paragraph-properties fo:margin-top="0.39cm" fo:margin-bottom="0cm" style:contextual-spacing="false" fo:line-height="121%"/>
      <style:text-properties officeooo:paragraph-rsid="0015ff7c"/>
    </style:style>
    <style:style style:name="P22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bold" officeooo:rsid="00151b57" officeooo:paragraph-rsid="0015ff7c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P23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bold" officeooo:rsid="000d60d3" officeooo:paragraph-rsid="0015ff7c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P24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bold" officeooo:rsid="00104177" officeooo:paragraph-rsid="0015ff7c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P25" style:family="paragraph" style:parent-style-name="Text_20_body" style:list-style-name="L1">
      <style:paragraph-properties fo:margin-top="0.39cm" fo:margin-bottom="0cm" style:contextual-spacing="false" fo:line-height="121%"/>
      <style:text-properties style:font-name="Trebuchet MS" fo:font-size="12pt" fo:language="es" fo:country="ES" fo:font-weight="normal" officeooo:rsid="0015f523" officeooo:paragraph-rsid="0015ff7c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P26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normal" officeooo:rsid="0015f523" officeooo:paragraph-rsid="0015ff7c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P27" style:family="paragraph" style:parent-style-name="Text_20_body" style:list-style-name="L1">
      <style:paragraph-properties fo:margin-top="0.39cm" fo:margin-bottom="0cm" style:contextual-spacing="false" fo:line-height="121%"/>
      <style:text-properties style:font-name="Trebuchet MS" fo:font-size="12pt" fo:language="es" fo:country="ES" fo:font-weight="normal" officeooo:rsid="00160b7e" officeooo:paragraph-rsid="0015ff7c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P28" style:family="paragraph" style:parent-style-name="Text_20_body" style:list-style-name="L3">
      <style:paragraph-properties fo:margin-top="0.39cm" fo:margin-bottom="0cm" style:contextual-spacing="false" fo:line-height="121%"/>
      <style:text-properties style:font-name="Trebuchet MS" fo:font-size="12pt" fo:language="es" fo:country="ES" fo:font-weight="normal" officeooo:rsid="00160b7e" officeooo:paragraph-rsid="0015ff7c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P29" style:family="paragraph" style:parent-style-name="Text_20_body" style:list-style-name="L4">
      <style:text-properties style:font-name="Trebuchet MS" fo:font-size="12pt" fo:language="es" fo:country="ES" fo:font-weight="normal" officeooo:rsid="0017227f" officeooo:paragraph-rsid="0015ff7c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P30" style:family="paragraph" style:list-style-name="L4">
      <style:text-properties fo:font-weight="normal" officeooo:rsid="0015ff7c" officeooo:paragraph-rsid="0015ff7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6c04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6c04" style:font-weight-asian="bold" style:font-weight-complex="bold"/>
    </style:style>
    <style:style style:name="T5" style:family="text">
      <style:text-properties fo:font-size="12pt" fo:language="es" fo:country="ES" style:font-name-asian="Trebuchet MS1" style:font-size-asian="12pt" style:language-asian="en" style:country-asian="US" style:font-name-complex="Trebuchet MS1" style:font-size-complex="12pt" style:language-complex="ar" style:country-complex="SA"/>
    </style:style>
    <style:style style:name="T6" style:family="text">
      <style:text-properties fo:font-size="12pt" fo:language="es" fo:country="ES" officeooo:rsid="001b0c23" style:font-name-asian="Trebuchet MS1" style:font-size-asian="12pt" style:language-asian="en" style:country-asian="US" style:font-name-complex="Trebuchet MS1" style:font-size-complex="12pt" style:language-complex="ar" style:country-complex="SA"/>
    </style:style>
    <style:style style:name="T7" style:family="text">
      <style:text-properties fo:font-size="12pt" fo:language="es" fo:country="ES" officeooo:rsid="000d60d3" style:font-name-asian="Trebuchet MS1" style:font-size-asian="12pt" style:language-asian="en" style:country-asian="US" style:font-name-complex="Trebuchet MS1" style:font-size-complex="12pt" style:language-complex="ar" style:country-complex="SA"/>
    </style:style>
    <style:style style:name="T8" style:family="text">
      <style:text-properties fo:font-size="12pt" fo:language="es" fo:country="ES" fo:font-weight="normal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T9" style:family="text">
      <style:text-properties fo:font-size="12pt" fo:language="es" fo:country="ES" fo:font-weight="normal" officeooo:rsid="000d60d3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T10" style:family="text">
      <style:text-properties officeooo:rsid="00160b7e"/>
    </style:style>
    <style:style style:name="T11" style:family="text">
      <style:text-properties style:font-name="Trebuchet MS" fo:font-size="12pt" fo:language="es" fo:country="ES" fo:font-weight="normal" officeooo:rsid="00151b57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T12" style:family="text">
      <style:text-properties style:font-name="Trebuchet MS" fo:font-size="12pt" fo:language="es" fo:country="ES" fo:font-weight="normal" officeooo:rsid="0017227f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T13" style:family="text">
      <style:text-properties style:font-name="Trebuchet MS" fo:font-size="12pt" fo:language="es" fo:country="ES" fo:font-weight="normal" officeooo:rsid="0018e6ed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T14" style:family="text">
      <style:text-properties style:font-name="Trebuchet MS" fo:font-size="12pt" fo:language="es" fo:country="ES" fo:font-weight="bold" officeooo:rsid="0014f3f2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T15" style:family="text">
      <style:text-properties style:font-name="Trebuchet MS" fo:font-size="12pt" fo:language="es" fo:country="ES" fo:font-weight="bold" officeooo:rsid="00160b7e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T16" style:family="text">
      <style:text-properties style:font-name="Trebuchet MS" fo:font-size="12pt" fo:language="es" fo:country="ES" fo:font-weight="bold" officeooo:rsid="0015f523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T17" style:family="text">
      <style:text-properties style:font-name="Trebuchet MS" fo:font-size="12pt" fo:language="es" fo:country="ES" fo:font-weight="bold" officeooo:rsid="00151b57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T18" style:family="text">
      <style:text-properties style:font-name="Trebuchet MS" fo:font-size="12pt" fo:language="es" fo:country="ES" fo:font-weight="bold" officeooo:rsid="0017227f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T19" style:family="text">
      <style:text-properties style:font-name="Trebuchet MS" fo:font-size="12pt" fo:language="es" fo:country="ES" style:font-name-asian="Trebuchet MS1" style:font-size-asian="12pt" style:language-asian="en" style:country-asian="US" style:font-name-complex="Trebuchet MS1" style:font-size-complex="12pt" style:language-complex="ar" style:country-complex="SA"/>
    </style:style>
    <style:style style:name="T20" style:family="text">
      <style:text-properties style:font-name="Trebuchet MS" fo:font-size="12pt" fo:language="es" fo:country="ES" officeooo:rsid="0017227f" style:font-name-asian="Trebuchet MS1" style:font-size-asian="12pt" style:language-asian="en" style:country-asian="US" style:font-name-complex="Trebuchet MS1" style:font-size-complex="12pt" style:language-complex="ar" style:country-complex="SA"/>
    </style:style>
    <style:style style:name="T21" style:family="text">
      <style:text-properties style:font-name="Trebuchet MS" fo:font-size="12pt" fo:language="es" fo:country="ES" officeooo:rsid="000d60d3" style:font-name-asian="Trebuchet MS1" style:font-size-asian="12pt" style:language-asian="en" style:country-asian="US" style:font-name-complex="Trebuchet MS1" style:font-size-complex="12pt" style:language-complex="ar" style:country-complex="SA"/>
    </style:style>
    <style:style style:name="T22" style:family="text">
      <style:text-properties style:font-name="Trebuchet MS" fo:font-size="12pt" fo:language="es" fo:country="ES" officeooo:rsid="00151b57" style:font-name-asian="Trebuchet MS1" style:font-size-asian="12pt" style:language-asian="en" style:country-asian="US" style:font-name-complex="Trebuchet MS1" style:font-size-complex="12pt" style:language-complex="ar" style:country-complex="SA"/>
    </style:style>
    <style:style style:name="T23" style:family="text">
      <style:text-properties officeooo:rsid="0018e6ed"/>
    </style:style>
    <style:style style:name="T24" style:family="text">
      <style:text-properties fo:language="es" fo:country="ES" style:language-asian="en" style:country-asian="US" style:language-complex="ar" style:country-complex="SA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olutio Programmers </text:p>
      <text:p text:style-name="P2">Integrantes: </text:p>
      <text:p text:style-name="P11">Brayan David Vera Mesa </text:p>
      <text:p text:style-name="P11">Daniel Orlando Rodriguez Ramirez </text:p>
      <text:p text:style-name="P11">Laia Vianey Carrillo Estupiñan </text:p>
      <text:p text:style-name="P11">Ytzhak Dawidh Carvajal Contreras </text:p>
      <text:p text:style-name="P11"><text:s/></text:p>
      <text:p text:style-name="P2">2. Lluvia de Ideas. </text:p>
      <text:p text:style-name="P11"><text:s/></text:p>
      <text:p text:style-name="P11"><text:span text:style-name="T3">Daniel:</text:span> Un sitio web que se encargue de buscar donaciones para diferentes </text:p>
      <text:p text:style-name="P11">entidades benéficas, con el fin de apoyar a la comunidad. </text:p>
      <text:p text:style-name="P11"/>
      <text:p text:style-name="P11"><text:span text:style-name="T3">Brayan:</text:span> Crear un sitio web a una fundación de mascotas donde aumente la </text:p>
      <text:p text:style-name="P11">visibilidad y sirva como publicidad tanto para la fundación como para las mascotas, </text:p>
      <text:p text:style-name="P11">con el fin de que puedan ser adoptados. </text:p>
      <text:p text:style-name="P11"/>
      <text:p text:style-name="P11"><text:span text:style-name="T3">Laia:</text:span> Crear un sitio web a una fundación para niños con discapacidad físicas y </text:p>
      <text:p text:style-name="P11">cognitivas, en el cuál funcione como publicidad y como un apoyo caritativo hacia esta </text:p>
      <text:p text:style-name="P11">fundación. </text:p>
      <text:p text:style-name="P11"/>
      <text:p text:style-name="P11"><text:span text:style-name="T3">Ytzhak: </text:span>Crear un sitio web que beneficie a los programadores para tener información </text:p>
      <text:p text:style-name="P11">a la mano, acerca de cada lenguaje de programación, y a sí misma, que sea </text:p>
      <text:p text:style-name="P11">interactiva, dando links a cada autor y sus respectivas referencias, ayudando con las </text:p>
      <text:p text:style-name="P11">herramientas y los temas relacionados a ellas. </text:p>
      <text:p text:style-name="P11"/>
      <text:p text:style-name="P11"><text:span text:style-name="T3">Daniel:</text:span> Crear un sitio web que abarque el mercado de las personas fitness y veganas </text:p>
      <text:p text:style-name="P11">donde se vendan alimentos de ese tipo, filtrando los restaurantes. </text:p>
      <text:p text:style-name="P11"/>
      <text:p text:style-name="P11"><text:span text:style-name="T3">Brayan: </text:span>Crear un sitio web que apoye el deporte departamental publicitándolo. </text:p>
      <text:p text:style-name="P11">Tomando la pagina como foco, recibir donaciones, mostrando los resultados del </text:p>
      <text:p text:style-name="P11">equipo y el crecimiento del mismo. </text:p>
      <text:p text:style-name="P11"/>
      <text:p text:style-name="P11"><text:span text:style-name="T3">Daniel:</text:span> Crear un archivo web que se encargue de vender accesorios empresariales, </text:p>
      <text:p text:style-name="P11">tintas, impresoras, servicios de mantenimiento, accesorios de escritorios. </text:p>
      <text:p text:style-name="P11"/>
      <text:p text:style-name="P11"><text:span text:style-name="T3">Brayan:</text:span> Crear un sitio web para tatuadores, donde se puede encontrar información </text:p>
      <text:p text:style-name="P11">acerca de los tatuadores, teniendo en cuenta la ciudad, el estilo que se trabaja y el </text:p>
      <text:p text:style-name="P11">género para manejar mejor comodidad para diferentes tipos de clientes. <text:s/></text:p>
      <text:p text:style-name="P11"/>
      <text:p text:style-name="P11"><text:s/></text:p>
      <text:p text:style-name="P2"><text:soft-page-break/>3. Objetivo del proyecto.</text:p>
      <text:p text:style-name="P2"/>
      <text:p text:style-name="P3">InkMap: Directorios de tatuadores en tu ciudad. </text:p>
      <text:p text:style-name="P3"/>
      <text:p text:style-name="P2">Objetivos: </text:p>
      <text:p text:style-name="P11"/>
      <text:p text:style-name="P11">• Dar información de los tatuadores activos en la localidad, teniendo en </text:p>
      <text:p text:style-name="P11">cuenta las necesidades de cada usuario, direccionándolos al tatuador de </text:p>
      <text:p text:style-name="P11">su preferencia. </text:p>
      <text:p text:style-name="P11"/>
      <text:p text:style-name="P2">4. Tiempos y calendario del proyecto.</text:p>
      <text:p text:style-name="P2"/>
      <text:p text:style-name="P11"><text:span text:style-name="T3">Martes 5 de Noviembre del 2024: </text:span>Conformación del equipo y recolección de ideas. </text:p>
      <text:p text:style-name="P11"><text:span text:style-name="T3">Miércoles 6 de Noviembre – Jueves 7 de Noviembre del 2024:</text:span> Asignación de roles y </text:p>
      <text:p text:style-name="P11">recolección de información relevante. </text:p>
      <text:p text:style-name="P11"><text:span text:style-name="T3">Viernes 8 de Noviembre – Domingo 10 de Noviembre del 2024:</text:span> Inicios del diseño </text:p>
      <text:p text:style-name="P11">visual del sitio web. </text:p>
      <text:p text:style-name="P11"><text:span text:style-name="T3">Lunes 11 de Noviembre del 2024: </text:span>Creación de la presentación. </text:p>
      <text:p text:style-name="P11"><text:span text:style-name="T3">Martes 12 de Noviembre del 2024:</text:span> Presentación del sitio web. </text:p>
      <text:p text:style-name="P11"><text:s/></text:p>
      <text:p text:style-name="P2">5. Resultados Esperados. </text:p>
      <text:p text:style-name="P11">Crear un sitio web estable y responsivo, que facilite el acercamiento del usuario con </text:p>
      <text:p text:style-name="P11">los tatuadores locales, en el cuál haya un filtro que permita encontrar al artista según </text:p>
      <text:p text:style-name="P11">sus preferencias, teniendo en cuenta su portafolio, el estilo, género y experiencia. <text:s/></text:p>
      <text:p text:style-name="P11"/>
      <text:p text:style-name="P7"/>
      <text:p text:style-name="P6">SCRUM</text:p>
      <text:p text:style-name="P7"/>
      <text:p text:style-name="P7">Roles:</text:p>
      <text:p text:style-name="P12"><text:span text:style-name="T3">Daniel Orlando Rodriguez Ramirez:</text:span> Scrum Master</text:p>
      <text:p text:style-name="P14"><text:span text:style-name="T4">Brayan David Vera Mesa: </text:span><text:span text:style-name="T2">Developer</text:span></text:p>
      <text:p text:style-name="P9">Laia Vianey Carrillo Estupiñan: <text:span text:style-name="T2">Developer</text:span></text:p>
      <text:p text:style-name="P4">Ytzhak Dawidh Carvajal Contreras: <text:span text:style-name="T1">Developer</text:span></text:p>
      <text:p text:style-name="P12"/>
      <text:p text:style-name="P8"><text:soft-page-break/>Reuni<text:span text:style-name="T5">ón de visión del proyecto.</text:span></text:p>
      <text:p text:style-name="P15">El cliente desea un sitio web el cual muestre a los tatuadores activos con los usuarios, según su localidad, se plantea que sea a nivel nacional.</text:p>
      <text:p text:style-name="P13"><text:span text:style-name="T5"><text:line-break/>El sitio web debe ser responsive, debe estar divido en diferentes paginas, <text:s/>las cuales son: el estilo de los tatuajes, el genero, la experiencia y la localidad, </text:span><text:span text:style-name="T6">todo esto debe estar como un menu de navegacion en la pagina de inicio, dicho menu de navegación debe desplegar un sub-menu donde se pueda navegar entre los diferentes items </text:span><text:span text:style-name="T5">; debe tener una interfaz amigable en movil, en el ámbito de localidad se planea que tenga un mapa interactivo del sitio </text:span><text:span text:style-name="T6">y el link de la ubicación del estudio</text:span><text:span text:style-name="T5">.</text:span></text:p>
      <text:p text:style-name="P13"><text:span text:style-name="T5"><text:line-break/>El usuario al elegir el tatuador debe mostrar su porfolio, </text:span><text:span text:style-name="T6">la experiencia, los premios ganados (si aplica) </text:span><text:span text:style-name="T5"><text:s/>y su información de contacto, esta ultima debe ir vinculada </text:span><text:span text:style-name="T6">las</text:span><text:span text:style-name="T5"> redes sociales de</text:span><text:span text:style-name="T6">l mismo, que se especifique si trabaja en studio o trabaja domicilio</text:span><text:span text:style-name="T5">; el estilo de la pagina debe variar al momento </text:span><text:span text:style-name="T6">de entrar en un estilo especifico.</text:span></text:p>
      <text:p text:style-name="P17"/>
      <text:p text:style-name="P5"><text:span text:style-name="T6">C</text:span><text:span text:style-name="T5">ronograma de actividades.<text:line-break/>06 de noviembre 2024: </text:span><text:span text:style-name="T8">Reunión de visión del proyecto – Investigación y capacitación por el equipo de developers sobre el framework bulma css, para el desarrollo del proyecto.</text:span></text:p>
      <text:p text:style-name="P5"><text:span text:style-name="T5">07 de noviembre 2024:</text:span><text:span text:style-name="T8"> Reunión de revisión del backlog priori</text:span><text:span text:style-name="T9">zado</text:span><text:span text:style-name="T8"> del producto – Reunión de planificación del sprint, </text:span><text:span text:style-name="T9">maquetación inicial</text:span><text:span text:style-name="T8">. </text:span></text:p>
      <text:p text:style-name="P5"><text:span text:style-name="T5">08 de noviembre </text:span><text:span text:style-name="T7">al 10 de noviembre </text:span><text:span text:style-name="T5">: </text:span><text:span text:style-name="T9">Desarrollo de las páginas de manera exponencial con revisión de errores.</text:span></text:p>
      <text:p text:style-name="P10"><text:span text:style-name="T5">11 de noviembre 2024:</text:span><text:span text:style-name="T8"> Integración de las paginas de las secciones a la pagina inicial.</text:span></text:p>
      <text:p text:style-name="P10"><text:span text:style-name="T5">12 de noviembre 2024: </text:span><text:span text:style-name="T8">Entrega del sitio web y su correspondiente documentación.</text:span></text:p>
      <text:p text:style-name="P18"/>
      <text:p text:style-name="P18"/>
      <text:p text:style-name="P18"><text:soft-page-break/>Daily Standup.</text:p>
      <text:p text:style-name="P16">Se hizo la reunión con el cliente para plantear la visión del sitio web, en paralelo los developers se encargaron de investigar y capacitarse en css bulma.</text:p>
      <text:p text:style-name="P24">Backlog:</text:p>
      <text:list xml:id="list1917748356" text:style-name="L1">
        <text:list-item>
          <text:p text:style-name="P25">Sitio web Responsive para celular y escritorios.</text:p>
        </text:list-item>
        <text:list-item>
          <text:p text:style-name="P25">Paginas definidas y bien estructuradas.</text:p>
        </text:list-item>
        <text:list-item>
          <text:p text:style-name="P27">Pagina de inicio que sea muy amable con el usuario y muestre diferentes noticias</text:p>
        </text:list-item>
        <text:list-item>
          <text:p text:style-name="P25">Registro del tatuador.</text:p>
        </text:list-item>
        <text:list-item>
          <text:p text:style-name="P27">Pagina del tatuador en la cual haya un sistema de calificaciones, las cuales van a influir en el inicio de la pagina.</text:p>
        </text:list-item>
        <text:list-item>
          <text:p text:style-name="P25">Mapa interactivo que funcione con google maps, <text:span text:style-name="T10">Implementación de links</text:span>.</text:p>
        </text:list-item>
        <text:list-item>
          <text:p text:style-name="P27">Manejo de la publicidad para que no sea invasiva ni genere errores en la pagina</text:p>
        </text:list-item>
      </text:list>
      <text:p text:style-name="P26"><text:s/></text:p>
      <text:p text:style-name="P22"><text:span text:style-name="T10">P</text:span>riorizar tareas.</text:p>
      <text:list xml:id="list4250478654" text:style-name="L3">
        <text:list-item>
          <text:p text:style-name="P28">Sitio Web Responsive</text:p>
        </text:list-item>
        <text:list-item>
          <text:p text:style-name="P28">Paginas definidas y bien estructuradas</text:p>
        </text:list-item>
        <text:list-item>
          <text:p text:style-name="P28">Pagina de inicio que sea muy amable con el usuario y muestre diferentes noticias</text:p>
        </text:list-item>
      </text:list>
      <text:p text:style-name="P21"><text:span text:style-name="T11"><text:line-break/></text:span></text:p>
      <text:p text:style-name="P21"><text:span text:style-name="T14">SPRINT </text:span><text:span text:style-name="T15">06 Noviembre – 12 Noviembre</text:span></text:p>
      <text:p text:style-name="P20"><text:span text:style-name="T19">Objetivos:</text:span></text:p>
      <text:list xml:id="list2340876825" text:style-name="L4">
        <text:list-item>
          <text:p text:style-name="P29">Maquetación del sitio web</text:p>
        </text:list-item>
        <text:list-item>
          <text:p text:style-name="P29">Que el sitio web sea responsive</text:p>
        </text:list-item>
        <text:list-item>
          <text:p text:style-name="P29">que tenga la mayoría de las paginas, planteadas en la visión del proyecto</text:p>
        </text:list-item>
        <text:list-item>
          <text:p text:style-name="Text_20_body"><text:span text:style-name="T20">Que sea un vistazo de un producto que pueda ser entregado</text:span></text:p>
        </text:list-item>
      </text:list>
      <text:p text:style-name="P21"><text:soft-page-break/><text:span text:style-name="T11"><text:line-break/></text:span><text:span text:style-name="T16">T</text:span><text:span text:style-name="T17">areas para cada individuo </text:span><text:span text:style-name="T11"><text:line-break/></text:span><text:span text:style-name="T15">Ytzhak: </text:span><text:span text:style-name="T12">Desarrollo de la pagina de inicio y 4 Paginas de tatuador, recolección de 25 imágenes de portafolio. </text:span></text:p>
      <text:p text:style-name="P21"><text:span text:style-name="T18">Laia: </text:span><text:span text:style-name="T12"><text:s/>Desarrollo de la página de Localidad, 4 paginas de tatuador, recolección de 50 imágenes de portafolio.<text:line-break/></text:span></text:p>
      <text:p text:style-name="P19"><text:span text:style-name="T20">Brayan:</text:span><text:span text:style-name="T12"> Desarrollo de la pagina de estilo, 4 paginas de tatuador, recolección de la información de los tatuadores.</text:span></text:p>
      <text:p text:style-name="P19"><text:span text:style-name="T20">Daniel:</text:span><text:span text:style-name="T12"> Manejo de documentación, desarrollo de la pagina Experiencia, 3 paginas de tatuador. </text:span></text:p>
      <text:p text:style-name="P19"><text:span text:style-name="T12"/></text:p>
      <text:p text:style-name="P19"><text:span text:style-name="T21">Daily Standup.</text:span><text:span text:style-name="T22"><text:line-break/></text:span><text:span text:style-name="T13">El día de hoy se acordó el backlog y las prioridades a tratar en este sprint, <text:s/>se discutieron diferentes estilos y se planteo uno para hacer la maquetación; se hizo la maquetacion principal de todas las paginas que esta en el link del canva que ha sido anexado</text:span><text:span text:style-name="T11">, </text:span><text:span text:style-name="T13">Se adelanto el trabajo inicial de la pagina de inicio, la cual es la que posee gran parte del código de las siguientes paginas.</text:span></text:p>
      <text:p text:style-name="P22"><text:span text:style-name="T23">C</text:span>anva:<text:span text:style-name="T1"> https://www.canva.com/design/DAGV2MSS9gc/y_pFTouou8LrF3gm4_zueQ/edit?utm_content=DAGV2MSS9gc&amp;utm_campaign=designshare&amp;utm_medium=link2&amp;utm_source=sharebutton</text:span></text:p>
      <text:p text:style-name="P23"><text:span text:style-name="T1"/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swiss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20:57:47.549143500</meta:creation-date>
    <dc:date>2024-11-07T21:24:28.617647755</dc:date>
    <meta:editing-duration>PT14M25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5" meta:paragraph-count="94" meta:word-count="1044" meta:character-count="6562" meta:non-whitespace-character-count="5550"/>
  </office:meta>
</office:document-meta>
</file>